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Verdana, Helvetica, sans-serif"/>
    <style:font-face style:name="Inter" svg:font-family="Inter, sans-serif"/>
    <style:font-face style:name="Lohit Devanagari2" svg:font-family="'Lohit Devanagari'"/>
    <style:font-face style:name="Open Sans" svg:font-family="'Open Sans'"/>
    <style:font-face style:name="Whitney" svg:font-family="Whitney, 'Helvetica Neue', Helvetica, Arial, sans-serif"/>
    <style:font-face style:name="inherit" svg:font-family="inherit"/>
    <style:font-face style:name="ui-sans-serif" svg:font-family="ui-sans-serif, system-ui, apple-system, 'Segoe UI', Roboto, Ubuntu, Cantarell, 'Noto Sans', sans-serif, BlinkMacSystemFont, 'Helvetica Neue', Arial, 'Apple Color Emoji', 'Segoe UI Emoji', 'Segoe UI Symbol', 'Noto Color Emoj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weight="bold"/>
    </style:style>
    <style:style style:name="P2" style:family="paragraph" style:parent-style-name="Standard">
      <style:text-properties officeooo:paragraph-rsid="003cbaf5"/>
    </style:style>
    <style:style style:name="P3" style:family="paragraph" style:parent-style-name="Standard">
      <style:text-properties officeooo:paragraph-rsid="0047e8b8"/>
    </style:style>
    <style:style style:name="P4" style:family="paragraph" style:parent-style-name="Text_20_body">
      <style:text-properties officeooo:paragraph-rsid="0019577e"/>
    </style:style>
    <style:style style:name="P5" style:family="paragraph" style:parent-style-name="Text_20_body">
      <style:text-properties officeooo:paragraph-rsid="003cbaf5"/>
    </style:style>
    <style:style style:name="P6" style:family="paragraph" style:parent-style-name="Text_20_body">
      <style:text-properties style:font-name="Liberation Serif" fo:font-size="12pt" officeooo:paragraph-rsid="0019577e" style:font-size-asian="12pt" style:font-size-complex="12pt"/>
    </style:style>
    <style:style style:name="P7" style:family="paragraph" style:parent-style-name="Text_20_body">
      <style:text-properties officeooo:paragraph-rsid="0047e8b8"/>
    </style:style>
    <style:style style:name="P8" style:family="paragraph" style:parent-style-name="Heading_20_2">
      <style:text-properties officeooo:rsid="00568c04" officeooo:paragraph-rsid="00568c04"/>
    </style:style>
    <style:style style:name="P9" style:family="paragraph" style:parent-style-name="Heading_20_2">
      <style:text-properties officeooo:paragraph-rsid="00608f66"/>
    </style:style>
    <style:style style:name="P10" style:family="paragraph" style:parent-style-name="Heading_20_2">
      <style:paragraph-properties fo:margin-top="0cm" fo:margin-bottom="0.397cm" loext:contextual-spacing="false" style:line-height-at-least="1.111cm"/>
      <style:text-properties fo:font-variant="normal" fo:text-transform="none" fo:color="#000000" style:font-name="Liberation Serif" fo:font-size="12pt" fo:font-style="normal" fo:font-weight="bold" officeooo:paragraph-rsid="005a912a" style:font-size-asian="12pt" style:font-size-complex="12pt"/>
    </style:style>
    <style:style style:name="P11" style:family="paragraph" style:parent-style-name="Heading_20_2">
      <style:paragraph-properties fo:margin-top="0cm" fo:margin-bottom="0.397cm" loext:contextual-spacing="false" style:line-height-at-least="1.111cm"/>
      <style:text-properties fo:font-variant="normal" fo:text-transform="none" fo:color="#000000" style:font-name="Liberation Serif" officeooo:paragraph-rsid="005a912a"/>
    </style:style>
    <style:style style:name="P12" style:family="paragraph" style:parent-style-name="Heading_20_2">
      <style:paragraph-properties fo:margin-left="0cm" fo:margin-right="0cm" fo:text-indent="0cm" style:auto-text-indent="false"/>
      <style:text-properties fo:font-variant="normal" fo:text-transform="none" fo:color="#000000" style:font-name="Liberation Serif" fo:font-size="12pt" fo:font-style="normal" fo:font-weight="bold" officeooo:paragraph-rsid="005a912a" style:font-size-asian="12pt" style:font-weight-asian="normal" style:font-size-complex="12pt" style:font-weight-complex="normal"/>
    </style:style>
    <style:style style:name="P13" style:family="paragraph" style:parent-style-name="Heading_20_2">
      <style:paragraph-properties fo:break-before="page"/>
    </style:style>
    <style:style style:name="P14" style:family="paragraph" style:parent-style-name="Heading_20_2">
      <style:paragraph-properties fo:break-before="page"/>
      <style:text-properties officeooo:paragraph-rsid="00608f66"/>
    </style:style>
    <style:style style:name="P15" style:family="paragraph" style:parent-style-name="Midnightblue_7e_LT_7e_Gliederung_20_1">
      <style:text-properties fo:color="#000000" style:font-name="Liberation Serif" fo:font-size="12pt" fo:font-weight="normal" officeooo:rsid="00568c04" officeooo:paragraph-rsid="00568c04" style:font-size-asian="12pt" style:font-weight-asian="normal" style:font-size-complex="12pt" style:font-weight-complex="normal"/>
    </style:style>
    <style:style style:name="P16" style:family="paragraph" style:parent-style-name="Midnightblue_7e_LT_7e_Gliederung_20_1">
      <style:text-properties fo:color="#000000" style:font-name="Liberation Serif" fo:font-size="12pt" fo:font-weight="normal" officeooo:rsid="00584b8d" officeooo:paragraph-rsid="00584b8d" style:font-size-asian="12pt" style:font-weight-asian="normal" style:font-size-complex="12pt" style:font-weight-complex="normal"/>
    </style:style>
    <style:style style:name="P17" style:family="paragraph" style:parent-style-name="Midnightblue_7e_LT_7e_Gliederung_20_1">
      <style:paragraph-properties fo:margin-left="0cm" fo:margin-right="0cm" fo:text-indent="0cm" style:auto-text-indent="false"/>
      <style:text-properties fo:color="#000000" style:font-name="Liberation Serif" fo:font-size="12pt" style:font-size-asian="12pt" style:font-size-complex="12pt"/>
    </style:style>
    <style:style style:name="P18" style:family="paragraph" style:parent-style-name="Midnightblue_7e_LT_7e_Gliederung_20_1">
      <style:paragraph-properties fo:margin-left="0cm" fo:margin-right="0cm" fo:text-indent="0cm" style:auto-text-indent="false"/>
      <style:text-properties fo:color="#000000" style:font-name="Liberation Serif" fo:font-size="12pt" fo:font-weight="normal"/>
    </style:style>
    <style:style style:name="P19" style:family="paragraph" style:parent-style-name="Midnightblue_7e_LT_7e_Gliederung_20_1">
      <style:paragraph-properties fo:margin-left="0cm" fo:margin-right="0cm" fo:text-indent="0cm" style:auto-text-indent="false"/>
      <style:text-properties fo:color="#000000" style:font-name="Liberation Serif" fo:font-size="12pt" fo:font-weight="normal" style:font-size-asian="12pt" style:font-weight-asian="normal" style:font-size-complex="12pt" style:font-weight-complex="normal"/>
    </style:style>
    <style:style style:name="P20" style:family="paragraph" style:parent-style-name="Midnightblue_7e_LT_7e_Gliederung_20_1">
      <style:paragraph-properties fo:margin-left="0cm" fo:margin-right="0cm" fo:text-indent="0cm" style:auto-text-indent="false"/>
      <style:text-properties fo:color="#000000" style:font-name="Liberation Serif" fo:font-size="12pt" fo:font-weight="normal" officeooo:paragraph-rsid="006087da" style:font-size-asian="12pt" style:font-weight-asian="normal" style:font-size-complex="12pt" style:font-weight-complex="normal"/>
    </style:style>
    <style:style style:name="P21" style:family="paragraph" style:parent-style-name="Standard">
      <style:text-properties officeooo:paragraph-rsid="005ce66a"/>
    </style:style>
    <style:style style:name="P22" style:family="paragraph" style:parent-style-name="Standard">
      <style:paragraph-properties fo:margin-left="0cm" fo:margin-right="0cm" fo:text-indent="0cm" style:auto-text-indent="false"/>
      <style:text-properties officeooo:paragraph-rsid="005ce66a"/>
    </style:style>
    <style:style style:name="P23" style:family="paragraph" style:parent-style-name="Text_20_body" style:list-style-name="L3">
      <style:text-properties officeooo:paragraph-rsid="003cbaf5"/>
    </style:style>
    <style:style style:name="P24" style:family="paragraph" style:parent-style-name="Text_20_body">
      <style:text-properties fo:font-variant="normal" fo:text-transform="none" fo:color="#000000" style:font-name="Liberation Serif" fo:font-size="12pt" fo:letter-spacing="normal" fo:font-style="normal" fo:font-weight="normal" officeooo:rsid="003f20ce" officeooo:paragraph-rsid="003cbaf5" style:font-size-asian="12pt" style:font-size-complex="12pt"/>
    </style:style>
    <style:style style:name="P25" style:family="paragraph" style:parent-style-name="Text_20_body">
      <style:text-properties fo:font-variant="normal" fo:text-transform="none" fo:color="#020030" style:font-name="Liberation Serif" fo:font-size="12pt" fo:letter-spacing="normal" fo:font-style="normal" fo:font-weight="normal" officeooo:paragraph-rsid="00608f66" style:font-size-asian="12pt" style:font-size-complex="12pt"/>
    </style:style>
    <style:style style:name="P26" style:family="paragraph" style:parent-style-name="Text_20_body" style:list-style-name="L10"/>
    <style:style style:name="P27" style:family="paragraph" style:parent-style-name="Text_20_body">
      <style:text-properties style:text-underline-style="solid" style:text-underline-width="auto" style:text-underline-color="font-color" fo:font-weight="bold" officeooo:rsid="00463aa7" officeooo:paragraph-rsid="00608f66" style:font-weight-asian="bold" style:font-weight-complex="bold"/>
    </style:style>
    <style:style style:name="P28" style:family="paragraph" style:parent-style-name="Text_20_body" style:list-style-name="L14"/>
    <style:style style:name="P29" style:family="paragraph" style:parent-style-name="Text_20_body" style:list-style-name="L16">
      <style:text-properties officeooo:paragraph-rsid="0047e8b8"/>
    </style:style>
    <style:style style:name="P30" style:family="paragraph" style:parent-style-name="Text_20_body" style:list-style-name="L21">
      <style:text-properties officeooo:paragraph-rsid="0047e8b8"/>
    </style:style>
    <style:style style:name="P31" style:family="paragraph" style:parent-style-name="Text_20_body" style:list-style-name="L27">
      <style:text-properties fo:background-color="#ffff00"/>
    </style:style>
    <style:style style:name="P32" style:family="paragraph" style:parent-style-name="Text_20_body" style:list-style-name="L30">
      <style:text-properties officeooo:paragraph-rsid="00620167"/>
    </style:style>
    <style:style style:name="P33" style:family="paragraph" style:parent-style-name="Text_20_body" style:list-style-name="L37"/>
    <style:style style:name="P34" style:family="paragraph" style:parent-style-name="Text_20_body" style:list-style-name="L43"/>
    <style:style style:name="P35" style:family="paragraph" style:parent-style-name="Text_20_body">
      <style:text-properties style:font-name="Liberation Serif" fo:font-size="12pt" officeooo:paragraph-rsid="00608f66" style:font-size-asian="12pt" style:font-size-complex="12pt"/>
    </style:style>
    <style:style style:name="P36" style:family="paragraph" style:parent-style-name="Text_20_body">
      <style:text-properties officeooo:paragraph-rsid="00608f66"/>
    </style:style>
    <style:style style:name="P37" style:family="paragraph" style:parent-style-name="Text_20_body">
      <style:text-properties officeooo:paragraph-rsid="00620167"/>
    </style:style>
    <style:style style:name="P38" style:family="paragraph" style:parent-style-name="Text_20_body" style:list-style-name="L1">
      <style:paragraph-properties fo:margin-top="0cm" fo:margin-bottom="0cm" loext:contextual-spacing="false"/>
      <style:text-properties officeooo:paragraph-rsid="003cbaf5"/>
    </style:style>
    <style:style style:name="P39" style:family="paragraph" style:parent-style-name="Text_20_body" style:list-style-name="L2">
      <style:paragraph-properties fo:margin-top="0cm" fo:margin-bottom="0cm" loext:contextual-spacing="false"/>
      <style:text-properties officeooo:paragraph-rsid="003cbaf5"/>
    </style:style>
    <style:style style:name="P40" style:family="paragraph" style:parent-style-name="Text_20_body" style:list-style-name="L4">
      <style:paragraph-properties fo:margin-top="0cm" fo:margin-bottom="0cm" loext:contextual-spacing="false"/>
      <style:text-properties officeooo:paragraph-rsid="0020c24b"/>
    </style:style>
    <style:style style:name="P41" style:family="paragraph" style:parent-style-name="Text_20_body" style:list-style-name="L5">
      <style:paragraph-properties fo:margin-top="0cm" fo:margin-bottom="0cm" loext:contextual-spacing="false"/>
    </style:style>
    <style:style style:name="P42" style:family="paragraph" style:parent-style-name="Text_20_body" style:list-style-name="L6">
      <style:paragraph-properties fo:margin-top="0cm" fo:margin-bottom="0cm" loext:contextual-spacing="false"/>
      <style:text-properties officeooo:paragraph-rsid="003cbaf5"/>
    </style:style>
    <style:style style:name="P43" style:family="paragraph" style:parent-style-name="Text_20_body" style:list-style-name="L7">
      <style:paragraph-properties fo:margin-top="0cm" fo:margin-bottom="0cm" loext:contextual-spacing="false"/>
    </style:style>
    <style:style style:name="P44" style:family="paragraph" style:parent-style-name="Text_20_body" style:list-style-name="L8">
      <style:paragraph-properties fo:margin-top="0cm" fo:margin-bottom="0cm" loext:contextual-spacing="false"/>
    </style:style>
    <style:style style:name="P45" style:family="paragraph" style:parent-style-name="Text_20_body" style:list-style-name="L9">
      <style:paragraph-properties fo:margin-top="0cm" fo:margin-bottom="0cm" loext:contextual-spacing="false"/>
    </style:style>
    <style:style style:name="P46" style:family="paragraph" style:parent-style-name="Text_20_body" style:list-style-name="L11">
      <style:paragraph-properties fo:margin-top="0cm" fo:margin-bottom="0cm" loext:contextual-spacing="false"/>
    </style:style>
    <style:style style:name="P47" style:family="paragraph" style:parent-style-name="Text_20_body" style:list-style-name="L12">
      <style:paragraph-properties fo:margin-top="0cm" fo:margin-bottom="0cm" loext:contextual-spacing="false"/>
    </style:style>
    <style:style style:name="P48" style:family="paragraph" style:parent-style-name="Text_20_body" style:list-style-name="L13">
      <style:paragraph-properties fo:margin-top="0cm" fo:margin-bottom="0cm" loext:contextual-spacing="false"/>
    </style:style>
    <style:style style:name="P49" style:family="paragraph" style:parent-style-name="Text_20_body" style:list-style-name="L15">
      <style:paragraph-properties fo:margin-top="0cm" fo:margin-bottom="0cm" loext:contextual-spacing="false"/>
      <style:text-properties officeooo:paragraph-rsid="0047e8b8"/>
    </style:style>
    <style:style style:name="P50" style:family="paragraph" style:parent-style-name="Text_20_body" style:list-style-name="L17">
      <style:paragraph-properties fo:margin-top="0cm" fo:margin-bottom="0cm" loext:contextual-spacing="false"/>
      <style:text-properties officeooo:paragraph-rsid="0047e8b8"/>
    </style:style>
    <style:style style:name="P51" style:family="paragraph" style:parent-style-name="Text_20_body" style:list-style-name="L18">
      <style:paragraph-properties fo:margin-top="0cm" fo:margin-bottom="0cm" loext:contextual-spacing="false"/>
      <style:text-properties officeooo:paragraph-rsid="0047e8b8"/>
    </style:style>
    <style:style style:name="P52" style:family="paragraph" style:parent-style-name="Text_20_body" style:list-style-name="L19">
      <style:paragraph-properties fo:margin-top="0cm" fo:margin-bottom="0cm" loext:contextual-spacing="false"/>
      <style:text-properties officeooo:paragraph-rsid="0047e8b8"/>
    </style:style>
    <style:style style:name="P53" style:family="paragraph" style:parent-style-name="Text_20_body" style:list-style-name="L20">
      <style:paragraph-properties fo:margin-top="0cm" fo:margin-bottom="0cm" loext:contextual-spacing="false"/>
      <style:text-properties officeooo:paragraph-rsid="0047e8b8"/>
    </style:style>
    <style:style style:name="P54" style:family="paragraph" style:parent-style-name="Text_20_body" style:list-style-name="L25">
      <style:paragraph-properties fo:margin-top="0cm" fo:margin-bottom="0cm" loext:contextual-spacing="false"/>
      <style:text-properties fo:background-color="#ffff00"/>
    </style:style>
    <style:style style:name="P55" style:family="paragraph" style:parent-style-name="Text_20_body" style:list-style-name="L28">
      <style:paragraph-properties fo:margin-top="0cm" fo:margin-bottom="0cm" loext:contextual-spacing="false"/>
    </style:style>
    <style:style style:name="P56" style:family="paragraph" style:parent-style-name="Text_20_body" style:list-style-name="L29">
      <style:paragraph-properties fo:margin-top="0cm" fo:margin-bottom="0cm" loext:contextual-spacing="false"/>
    </style:style>
    <style:style style:name="P57" style:family="paragraph" style:parent-style-name="Text_20_body" style:list-style-name="L31">
      <style:paragraph-properties fo:margin-top="0cm" fo:margin-bottom="0cm" loext:contextual-spacing="false"/>
    </style:style>
    <style:style style:name="P58" style:family="paragraph" style:parent-style-name="Text_20_body" style:list-style-name="L32">
      <style:paragraph-properties fo:margin-top="0cm" fo:margin-bottom="0cm" loext:contextual-spacing="false"/>
    </style:style>
    <style:style style:name="P59" style:family="paragraph" style:parent-style-name="Text_20_body" style:list-style-name="L33">
      <style:paragraph-properties fo:margin-top="0cm" fo:margin-bottom="0cm" loext:contextual-spacing="false"/>
    </style:style>
    <style:style style:name="P60" style:family="paragraph" style:parent-style-name="Text_20_body" style:list-style-name="L34">
      <style:paragraph-properties fo:margin-top="0cm" fo:margin-bottom="0cm" loext:contextual-spacing="false"/>
    </style:style>
    <style:style style:name="P61" style:family="paragraph" style:parent-style-name="Text_20_body" style:list-style-name="L35">
      <style:paragraph-properties fo:margin-top="0cm" fo:margin-bottom="0cm" loext:contextual-spacing="false"/>
    </style:style>
    <style:style style:name="P62" style:family="paragraph" style:parent-style-name="Text_20_body" style:list-style-name="L36">
      <style:paragraph-properties fo:margin-top="0cm" fo:margin-bottom="0cm" loext:contextual-spacing="false"/>
    </style:style>
    <style:style style:name="P63" style:family="paragraph" style:parent-style-name="Text_20_body" style:list-style-name="L38">
      <style:paragraph-properties fo:margin-top="0cm" fo:margin-bottom="0cm" loext:contextual-spacing="false"/>
    </style:style>
    <style:style style:name="P64" style:family="paragraph" style:parent-style-name="Text_20_body" style:list-style-name="L39">
      <style:paragraph-properties fo:margin-top="0cm" fo:margin-bottom="0cm" loext:contextual-spacing="false"/>
    </style:style>
    <style:style style:name="P65" style:family="paragraph" style:parent-style-name="Text_20_body" style:list-style-name="L40">
      <style:paragraph-properties fo:margin-top="0cm" fo:margin-bottom="0cm" loext:contextual-spacing="false"/>
    </style:style>
    <style:style style:name="P66" style:family="paragraph" style:parent-style-name="Text_20_body" style:list-style-name="L41">
      <style:paragraph-properties fo:margin-top="0cm" fo:margin-bottom="0cm" loext:contextual-spacing="false"/>
    </style:style>
    <style:style style:name="P67" style:family="paragraph" style:parent-style-name="Text_20_body" style:list-style-name="L42">
      <style:paragraph-properties fo:margin-top="0cm" fo:margin-bottom="0cm" loext:contextual-spacing="false"/>
    </style:style>
    <style:style style:name="P68" style:family="paragraph" style:parent-style-name="Text_20_body" style:list-style-name="L23">
      <style:paragraph-properties fo:margin-top="0cm" fo:margin-bottom="0cm" loext:contextual-spacing="false"/>
    </style:style>
    <style:style style:name="P69" style:family="paragraph" style:parent-style-name="Text_20_body" style:list-style-name="L24">
      <style:paragraph-properties fo:margin-top="0cm" fo:margin-bottom="0cm" loext:contextual-spacing="false"/>
    </style:style>
    <style:style style:name="P70" style:family="paragraph" style:parent-style-name="Text_20_body" style:list-style-name="L22">
      <style:paragraph-properties fo:margin-top="0cm" fo:margin-bottom="0cm" loext:contextual-spacing="false"/>
    </style:style>
    <style:style style:name="P71" style:family="paragraph" style:parent-style-name="Text_20_body" style:list-style-name="L26">
      <style:paragraph-properties fo:margin-top="0cm" fo:margin-bottom="0cm" loext:contextual-spacing="false"/>
    </style:style>
    <style:style style:name="P72" style:family="paragraph" style:parent-style-name="Text_20_body">
      <style:paragraph-properties fo:margin-left="0cm" fo:margin-right="0cm" fo:margin-top="0cm" fo:margin-bottom="0.265cm" loext:contextual-spacing="false" fo:orphans="2" fo:widows="2" fo:text-indent="0cm" style:auto-text-indent="false"/>
      <style:text-properties officeooo:paragraph-rsid="005a912a"/>
    </style:style>
    <style:style style:name="P7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Liberation Serif" fo:font-size="11.25pt" fo:letter-spacing="normal" fo:font-style="normal" fo:font-weight="normal" officeooo:paragraph-rsid="005a912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fo:background-color="#ffff00" loext:char-shading-value="0"/>
    </style:style>
    <style:style style:name="T6" style:family="text">
      <style:text-properties fo:font-variant="normal" fo:text-transform="none" fo:letter-spacing="normal" fo:font-style="normal" fo:font-weight="normal" officeooo:rsid="00278c76" fo:background-color="#ffff00" loext:char-shading-value="0"/>
    </style:style>
    <style:style style:name="T7" style:family="text">
      <style:text-properties fo:font-variant="normal" fo:text-transform="none" fo:letter-spacing="normal" fo:font-style="normal" fo:font-weight="normal" officeooo:rsid="00278c76"/>
    </style:style>
    <style:style style:name="T8" style:family="text">
      <style:text-properties fo:font-variant="normal" fo:text-transform="none" fo:letter-spacing="normal" fo:font-style="normal" fo:font-weight="normal" officeooo:rsid="003ce23c"/>
    </style:style>
    <style:style style:name="T9" style:family="text">
      <style:text-properties fo:font-variant="normal" fo:text-transform="none" fo:letter-spacing="normal" fo:font-style="normal" fo:font-weight="normal" officeooo:rsid="003cbaf5"/>
    </style:style>
    <style:style style:name="T10" style:family="text">
      <style:text-properties fo:font-variant="normal" fo:text-transform="none" fo:letter-spacing="normal" fo:font-style="normal" style:font-size-asian="12pt" style:font-size-complex="12pt"/>
    </style:style>
    <style:style style:name="T11" style:family="text">
      <style:text-properties fo:font-variant="normal" fo:text-transform="none" fo:letter-spacing="normal" fo:font-style="normal" officeooo:rsid="00568c04" style:font-size-asian="12pt" style:font-size-complex="12pt"/>
    </style:style>
    <style:style style:name="T12" style:family="text">
      <style:text-properties fo:font-variant="normal" fo:text-transform="none" fo:letter-spacing="normal" fo:font-style="normal" officeooo:rsid="006087da"/>
    </style:style>
    <style:style style:name="T13" style:family="text">
      <style:text-properties fo:font-variant="normal" fo:text-transform="none" fo:color="#000000" style:font-name="Liberation Serif" fo:font-size="12pt" fo:letter-spacing="normal" fo:font-style="normal" fo:font-weight="normal"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3f20ce" style:font-size-asian="12pt" style:font-size-complex="12pt"/>
    </style:style>
    <style:style style:name="T15" style:family="text">
      <style:text-properties fo:font-variant="normal" fo:text-transform="none" fo:color="#000000" style:font-name="Liberation Serif" fo:font-size="12pt" fo:letter-spacing="normal" fo:font-style="normal" fo:font-weight="bold" style:font-size-asian="12pt" style:font-size-complex="12pt"/>
    </style:style>
    <style:style style:name="T16" style:family="text">
      <style:text-properties fo:font-variant="normal" fo:text-transform="none" fo:color="#000000" style:font-name="Liberation Serif" fo:font-size="12pt" fo:letter-spacing="normal" fo:font-style="normal" fo:font-weight="bold" officeooo:rsid="003df11c" style:font-size-asian="12pt" style:font-size-complex="12pt"/>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letter-spacing="normal" fo:font-style="normal" fo:font-weight="normal" officeooo:rsid="00463aa7"/>
    </style:style>
    <style:style style:name="T19" style:family="text">
      <style:text-properties fo:font-variant="normal" fo:text-transform="none" fo:color="#000000" style:font-name="Liberation Serif" fo:font-size="12pt" fo:letter-spacing="normal" fo:font-style="normal" fo:font-weight="normal"/>
    </style:style>
    <style:style style:name="T20" style:family="text">
      <style:text-properties fo:font-variant="normal" fo:text-transform="none" fo:color="#000000" style:font-name="Liberation Serif" fo:font-size="12pt" fo:letter-spacing="normal" fo:font-style="normal" fo:font-weight="normal" officeooo:rsid="004d4022" style:font-style-asian="normal" style:font-style-complex="normal"/>
    </style:style>
    <style:style style:name="T21" style:family="text">
      <style:text-properties fo:font-variant="normal" fo:text-transform="none" fo:color="#000000" style:font-name="Liberation Serif" fo:font-size="12pt" fo:letter-spacing="normal" fo:font-style="normal" fo:font-weight="normal" officeooo:rsid="002e8ec5" style:font-style-asian="normal" style:font-style-complex="normal"/>
    </style:style>
    <style:style style:name="T22" style:family="text">
      <style:text-properties fo:font-variant="normal" fo:text-transform="none" fo:color="#000000" style:font-name="Liberation Serif" fo:font-size="12pt" fo:letter-spacing="normal" fo:font-style="normal" fo:font-weight="normal" officeooo:rsid="004f0b01"/>
    </style:style>
    <style:style style:name="T23" style:family="text">
      <style:text-properties fo:font-variant="normal" fo:text-transform="none" fo:color="#000000" style:font-name="Liberation Serif" fo:font-size="12pt" fo:letter-spacing="normal" fo:font-style="normal" fo:font-weight="normal" officeooo:rsid="00504fa4"/>
    </style:style>
    <style:style style:name="T24" style:family="text">
      <style:text-properties fo:font-variant="normal" fo:text-transform="none" fo:color="#000000" style:font-name="Liberation Serif" fo:font-size="12pt" fo:letter-spacing="normal" fo:font-style="normal" fo:font-weight="normal"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4f0b01" style:font-size-asian="12pt" style:font-size-complex="12pt"/>
    </style:style>
    <style:style style:name="T26" style:family="text">
      <style:text-properties fo:font-variant="normal" fo:text-transform="none" fo:color="#000000" style:font-name="Liberation Serif" fo:font-size="11.25pt" fo:letter-spacing="normal" fo:font-style="normal" fo:font-weight="normal"/>
    </style:style>
    <style:style style:name="T27" style:family="text">
      <style:text-properties fo:font-variant="normal" fo:text-transform="none" fo:color="#000000" style:font-name="Liberation Serif" fo:font-size="11.25pt" fo:letter-spacing="normal" fo:font-style="normal" fo:font-weight="bold"/>
    </style:style>
    <style:style style:name="T28" style:family="text">
      <style:text-properties fo:font-variant="normal" fo:text-transform="none" fo:color="#000000" style:font-name="Liberation Serif" fo:font-size="11.25pt" fo:letter-spacing="normal" fo:font-style="normal" fo:font-weight="bold" style:font-weight-asian="bold" style:font-weight-complex="bold"/>
    </style:style>
    <style:style style:name="T29" style:family="text">
      <style:text-properties fo:font-variant="normal" fo:text-transform="none" fo:color="#000000" style:text-line-through-style="none" style:text-line-through-type="none" style:font-name="Liberation Serif" fo:font-size="11.25pt" fo:letter-spacing="normal"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style:font-name="Liberation Serif" fo:font-size="11.25pt" fo:letter-spacing="normal" fo:language="zxx" fo:country="none" fo:font-style="normal" style:text-underline-style="none" fo:font-weight="normal" officeooo:rsid="005d0230" style:text-blinking="false" fo:background-color="transparent" loext:char-shading-value="0" style:language-asian="zxx" style:country-asian="none" style:language-complex="zxx" style:country-complex="none"/>
    </style:style>
    <style:style style:name="T31" style:family="text">
      <style:text-properties fo:font-variant="normal" fo:text-transform="none" fo:color="#020030" style:font-name="Liberation Serif" fo:font-size="12pt" fo:letter-spacing="normal" fo:font-style="normal" style:text-underline-style="solid" style:text-underline-width="auto" style:text-underline-color="font-color" fo:font-weight="bold" officeooo:rsid="00463aa7" style:font-size-asian="12pt" style:font-weight-asian="bold" style:font-size-complex="12pt" style:font-weight-complex="bold"/>
    </style:style>
    <style:style style:name="T32" style:family="text">
      <style:text-properties fo:font-variant="normal" fo:text-transform="none" fo:color="#020030" fo:letter-spacing="normal" fo:font-style="normal" fo:font-weight="normal"/>
    </style:style>
    <style:style style:name="T33" style:family="text">
      <style:text-properties officeooo:rsid="0025107b"/>
    </style:style>
    <style:style style:name="T34" style:family="text">
      <style:text-properties fo:font-style="italic" style:font-style-asian="italic" style:font-style-complex="italic"/>
    </style:style>
    <style:style style:name="T35" style:family="text">
      <style:text-properties fo:font-style="italic" officeooo:rsid="0025107b" style:font-style-asian="italic" style:font-style-complex="italic"/>
    </style:style>
    <style:style style:name="T36" style:family="text">
      <style:text-properties fo:font-style="italic" officeooo:rsid="00239427" style:font-style-asian="italic" style:font-style-complex="italic"/>
    </style:style>
    <style:style style:name="T37" style:family="text">
      <style:text-properties fo:font-style="italic" officeooo:rsid="0025b45b" style:font-style-asian="italic" style:font-style-complex="italic"/>
    </style:style>
    <style:style style:name="T38" style:family="text">
      <style:text-properties fo:font-style="italic" officeooo:rsid="002759e3" style:font-style-asian="italic" style:font-style-complex="italic"/>
    </style:style>
    <style:style style:name="T39" style:family="text">
      <style:text-properties fo:font-style="italic" officeooo:rsid="00278c76" style:font-style-asian="italic" style:font-style-complex="italic"/>
    </style:style>
    <style:style style:name="T40" style:family="text">
      <style:text-properties fo:font-style="italic" officeooo:rsid="002e8ec5" style:font-style-asian="italic" style:font-style-complex="italic"/>
    </style:style>
    <style:style style:name="T41" style:family="text">
      <style:text-properties fo:font-style="italic" officeooo:rsid="0030627d" style:font-style-asian="italic" style:font-style-complex="italic"/>
    </style:style>
    <style:style style:name="T42" style:family="text">
      <style:text-properties officeooo:rsid="00278c76"/>
    </style:style>
    <style:style style:name="T43" style:family="text">
      <style:text-properties fo:background-color="#ffff00" loext:char-shading-value="0"/>
    </style:style>
    <style:style style:name="T44" style:family="text">
      <style:text-properties officeooo:rsid="002b3025" fo:background-color="#ffff00" loext:char-shading-value="0"/>
    </style:style>
    <style:style style:name="T45" style:family="text">
      <style:text-properties officeooo:rsid="0034c472" fo:background-color="#ffff00" loext:char-shading-value="0"/>
    </style:style>
    <style:style style:name="T46" style:family="text">
      <style:text-properties officeooo:rsid="003df11c" fo:background-color="#ffff00" loext:char-shading-value="0"/>
    </style:style>
    <style:style style:name="T47" style:family="text">
      <style:text-properties officeooo:rsid="004cdee2" fo:background-color="#ffff00" loext:char-shading-value="0"/>
    </style:style>
    <style:style style:name="T48" style:family="text">
      <style:text-properties officeooo:rsid="004f0b01" fo:background-color="#ffff00" loext:char-shading-value="0"/>
    </style:style>
    <style:style style:name="T49" style:family="text">
      <style:text-properties officeooo:rsid="00504fa4" fo:background-color="#ffff00" loext:char-shading-value="0"/>
    </style:style>
    <style:style style:name="T50" style:family="text">
      <style:text-properties officeooo:rsid="00517550" fo:background-color="#ffff00" loext:char-shading-value="0"/>
    </style:style>
    <style:style style:name="T51" style:family="text">
      <style:text-properties fo:background-color="#ffff00" loext:char-shading-value="0"/>
    </style:style>
    <style:style style:name="T52" style:family="text">
      <style:text-properties officeooo:rsid="00288b9f"/>
    </style:style>
    <style:style style:name="T53" style:family="text">
      <style:text-properties officeooo:rsid="002b3025"/>
    </style:style>
    <style:style style:name="T54" style:family="text">
      <style:text-properties officeooo:rsid="0033d626"/>
    </style:style>
    <style:style style:name="T55" style:family="text">
      <style:text-properties fo:background-color="transparent" loext:char-shading-value="0"/>
    </style:style>
    <style:style style:name="T56" style:family="text">
      <style:text-properties fo:background-color="transparent" loext:char-shading-value="0"/>
    </style:style>
    <style:style style:name="T57" style:family="text">
      <style:text-properties officeooo:rsid="0035c3a5"/>
    </style:style>
    <style:style style:name="T58" style:family="text">
      <style:text-properties officeooo:rsid="003453f9"/>
    </style:style>
    <style:style style:name="T59" style:family="text">
      <style:text-properties officeooo:rsid="003cbaf5"/>
    </style:style>
    <style:style style:name="T60" style:family="text">
      <style:text-properties style:font-name="Liberation Serif" fo:font-size="12pt" style:font-size-asian="12pt" style:font-size-complex="12pt"/>
    </style:style>
    <style:style style:name="T61" style:family="text">
      <style:text-properties style:font-name="Liberation Serif" fo:font-size="12pt" officeooo:rsid="003f20ce" style:font-size-asian="12pt" style:font-size-complex="12pt"/>
    </style:style>
    <style:style style:name="T62" style:family="text">
      <style:text-properties style:font-name="Liberation Serif" fo:font-size="18pt" fo:font-weight="bold" style:font-name-asian="Noto Serif CJK SC" style:font-size-asian="18pt" style:font-weight-asian="bold" style:font-name-complex="Lohit Devanagari1" style:font-size-complex="18pt" style:font-weight-complex="bold"/>
    </style:style>
    <style:style style:name="T63" style:family="text">
      <style:text-properties style:font-name="Liberation Serif" fo:font-size="18pt" fo:font-weight="bold" officeooo:rsid="004be0fa" style:font-name-asian="Noto Serif CJK SC" style:font-size-asian="18pt" style:font-weight-asian="bold" style:font-name-complex="Lohit Devanagari1" style:font-size-complex="18pt" style:font-weight-complex="bold"/>
    </style:style>
    <style:style style:name="T64" style:family="text">
      <style:text-properties style:font-name="Liberation Serif" fo:font-size="18pt" fo:font-weight="bold" officeooo:rsid="00608f66" style:font-name-asian="Noto Serif CJK SC" style:font-size-asian="18pt" style:font-weight-asian="bold" style:font-name-complex="Lohit Devanagari1" style:font-size-complex="18pt" style:font-weight-complex="bold"/>
    </style:style>
    <style:style style:name="T65" style:family="text">
      <style:text-properties officeooo:rsid="003df11c"/>
    </style:style>
    <style:style style:name="T66" style:family="text">
      <style:text-properties fo:color="#000000" officeooo:rsid="003453f9"/>
    </style:style>
    <style:style style:name="T67" style:family="text">
      <style:text-properties fo:color="#000000" style:font-name="Liberation Serif" fo:font-size="12pt" style:font-size-asian="12pt" style:font-size-complex="12pt"/>
    </style:style>
    <style:style style:name="T68" style:family="text">
      <style:text-properties fo:color="#000000" style:font-name="Liberation Serif" fo:font-size="12pt" officeooo:rsid="004f0b01" fo:background-color="#ffff00" loext:char-shading-value="0" style:font-size-asian="12pt" style:font-size-complex="12pt"/>
    </style:style>
    <style:style style:name="T69" style:family="text">
      <style:text-properties fo:color="#000000" style:font-name="Liberation Serif" fo:font-size="12pt" fo:font-weight="normal" officeooo:rsid="00139183" style:font-size-asian="12pt" style:font-weight-asian="normal" style:font-size-complex="12pt" style:font-weight-complex="normal"/>
    </style:style>
    <style:style style:name="T70" style:family="text">
      <style:text-properties fo:color="#000000" style:font-name="Liberation Serif" fo:font-size="12pt" fo:font-weight="normal" officeooo:rsid="005ce66a" style:font-size-asian="12pt" style:font-weight-asian="normal" style:font-size-complex="12pt" style:font-weight-complex="normal"/>
    </style:style>
    <style:style style:name="T71" style:family="text">
      <style:text-properties fo:color="#000000" style:font-name="Liberation Serif" fo:font-size="12pt" fo:font-weight="normal" officeooo:rsid="00139284" style:font-size-asian="12pt" style:font-weight-asian="normal" style:font-size-complex="12pt" style:font-weight-complex="normal"/>
    </style:style>
    <style:style style:name="T72" style:family="text">
      <style:text-properties fo:color="#000000" style:font-name="Liberation Serif" fo:font-size="12pt" fo:font-weight="normal" officeooo:rsid="0013d056" style:font-size-asian="12pt" style:font-weight-asian="normal" style:font-size-complex="12pt" style:font-weight-complex="normal"/>
    </style:style>
    <style:style style:name="T73" style:family="text">
      <style:text-properties officeooo:rsid="00437d7d"/>
    </style:style>
    <style:style style:name="T74" style:family="text">
      <style:text-properties style:text-underline-style="solid" style:text-underline-width="auto" style:text-underline-color="font-color" fo:font-weight="bold" officeooo:rsid="00451ea3" style:font-weight-asian="bold" style:font-weight-complex="bold"/>
    </style:style>
    <style:style style:name="T75" style:family="text">
      <style:text-properties style:text-underline-style="solid" style:text-underline-width="auto" style:text-underline-color="font-color" fo:font-weight="bold" officeooo:rsid="004cdee2" style:font-weight-asian="bold" style:font-weight-complex="bold"/>
    </style:style>
    <style:style style:name="T76" style:family="text">
      <style:text-properties officeooo:rsid="0046fb7e"/>
    </style:style>
    <style:style style:name="T77" style:family="text">
      <style:text-properties officeooo:rsid="0047e8b8"/>
    </style:style>
    <style:style style:name="T78" style:family="text">
      <style:text-properties officeooo:rsid="004b58f5"/>
    </style:style>
    <style:style style:name="T79" style:family="text">
      <style:text-properties officeooo:rsid="004be0fa"/>
    </style:style>
    <style:style style:name="T80" style:family="text">
      <style:text-properties fo:font-style="normal" style:font-style-asian="normal" style:font-style-complex="normal"/>
    </style:style>
    <style:style style:name="T81" style:family="text">
      <style:text-properties fo:font-style="normal" officeooo:rsid="004cdee2" style:font-style-asian="normal" style:font-style-complex="normal"/>
    </style:style>
    <style:style style:name="T82" style:family="text">
      <style:text-properties fo:font-style="normal" officeooo:rsid="0030627d" style:font-style-asian="normal" style:font-style-complex="normal"/>
    </style:style>
    <style:style style:name="T83" style:family="text">
      <style:text-properties fo:font-style="normal" officeooo:rsid="004be0fa" style:font-style-asian="normal" style:font-style-complex="normal"/>
    </style:style>
    <style:style style:name="T84" style:family="text">
      <style:text-properties officeooo:rsid="004d4022"/>
    </style:style>
    <style:style style:name="T85" style:family="text">
      <style:text-properties style:font-name="Liberation Serif" fo:font-weight="normal" loext:padding="0cm" loext:border="none"/>
    </style:style>
    <style:style style:name="T86" style:family="text">
      <style:text-properties style:font-name="Liberation Serif" fo:font-weight="normal" officeooo:rsid="004d4022" loext:padding="0cm" loext:border="none"/>
    </style:style>
    <style:style style:name="T87" style:family="text">
      <style:text-properties style:font-name="Liberation Serif" fo:font-style="normal" fo:font-weight="normal" officeooo:rsid="00463aa7" style:font-style-asian="normal" style:font-style-complex="normal" loext:padding="0cm" loext:border="none"/>
    </style:style>
    <style:style style:name="T88" style:family="text">
      <style:text-properties style:font-name="Liberation Serif" fo:font-style="normal" fo:font-weight="normal" officeooo:rsid="002e8ec5" style:font-style-asian="normal" style:font-style-complex="normal" loext:padding="0cm" loext:border="none"/>
    </style:style>
    <style:style style:name="T89" style:family="text">
      <style:text-properties fo:font-size="12pt" fo:font-style="normal" fo:font-weight="bold" style:font-size-asian="12pt" style:font-size-complex="12pt"/>
    </style:style>
    <style:style style:name="T90" style:family="text">
      <style:text-properties officeooo:rsid="00517550"/>
    </style:style>
    <style:style style:name="T91" style:family="text">
      <style:text-properties officeooo:rsid="00537440"/>
    </style:style>
    <style:style style:name="T92" style:family="text">
      <style:text-properties officeooo:rsid="00556fb5"/>
    </style:style>
    <style:style style:name="T93" style:family="text">
      <style:text-properties officeooo:rsid="00568c04"/>
    </style:style>
    <style:style style:name="T94" style:family="text">
      <style:text-properties style:font-name-asian="Noto Serif CJK SC" style:font-name-complex="Lohit Devanagari1"/>
    </style:style>
    <style:style style:name="T95" style:family="text">
      <style:text-properties style:font-size-asian="12pt" style:font-weight-asian="normal" style:font-size-complex="12pt" style:font-weight-complex="normal"/>
    </style:style>
    <style:style style:name="T96" style:family="text">
      <style:text-properties officeooo:rsid="00568c04" style:font-size-asian="12pt" style:font-weight-asian="normal" style:font-size-complex="12pt" style:font-weight-complex="normal"/>
    </style:style>
    <style:style style:name="T97" style:family="text">
      <style:text-properties officeooo:rsid="00584b8d" style:font-size-asian="12pt" style:font-weight-asian="normal" style:font-size-complex="12pt" style:font-weight-complex="normal"/>
    </style:style>
    <style:style style:name="T98" style:family="text">
      <style:text-properties officeooo:rsid="006087da" style:font-size-asian="12pt" style:font-weight-asian="normal" style:font-size-complex="12pt" style:font-weight-complex="normal"/>
    </style:style>
    <style:style style:name="T99" style:family="text">
      <style:text-properties fo:font-weight="normal" style:font-weight-asian="normal" style:font-weight-complex="normal"/>
    </style:style>
    <style:style style:name="T100" style:family="text">
      <style:text-properties officeooo:rsid="0012b012"/>
    </style:style>
    <style:style style:name="T101" style:family="text">
      <style:text-properties officeooo:rsid="0012e1f3"/>
    </style:style>
    <style:style style:name="T102" style:family="text">
      <style:text-properties officeooo:rsid="005ce66a"/>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text:span text:style-name="T63">E</text:span><text:span text:style-name="T62">n Général</text:span></text:h>
      <text:p text:style-name="P16"><text:span text:style-name="T94">Le Développeur Informatique doit :</text:span></text:p>
      <text:p text:style-name="P15"><text:span text:style-name="T94">- Identifier et analyser les besoins des utilisateurs pour </text:span>présenter un projet au plus près des attentes du client</text:p>
      <text:p text:style-name="P19">- Définir une solution technique pour les futures applications <text:span text:style-name="T93">en tenant compte des attentes des clients</text:span></text:p>
      <text:p text:style-name="P19">- Programmer tout ou partie des logiciels : Créer des prototypes, Réaliser les interfaces, Construire des bases de données, Elaborer des protocoles d’essai, Tester et supprimer les erreurs </text:p>
      <text:p text:style-name="P18"><text:span text:style-name="T95">- Effectuer de la maintenance </text:span><text:span text:style-name="T96">(</text:span><text:span text:style-name="T98">pour un </text:span><text:span text:style-name="T97">site </text:span><text:span text:style-name="T11">f</text:span><text:span text:style-name="T10">onctionnel, opérationnel et optimisé en permanence</text:span><text:span text:style-name="T11">) :</text:span></text:p>
      <text:h text:style-name="P12" text:outline-level="2">La maintenance informatique préventive</text:h>
      <text:p text:style-name="P72"><text:span text:style-name="T26">La maintenance préventive vise à </text:span><text:span text:style-name="Strong_20_Emphasis"><text:span text:style-name="T27">éviter l’apparition de</text:span></text:span><text:span text:style-name="Strong_20_Emphasis"><text:span text:style-name="T26"> </text:span></text:span><text:span text:style-name="Strong_20_Emphasis"><text:span text:style-name="T27">virus </text:span></text:span><text:span text:style-name="T26">ou de </text:span><text:a xlink:type="simple" xlink:href="https://www.ipe.fr/comment-limiter-les-degats-dune-panne-informatique/" text:style-name="Internet_20_link" text:visited-style-name="Visited_20_Internet_20_Link"><text:span text:style-name="T29">problèmes informatiques</text:span></text:a><text:span text:style-name="T26">, à </text:span><text:span text:style-name="Strong_20_Emphasis"><text:span text:style-name="T27">sécuriser </text:span></text:span><text:span text:style-name="T26">le système, et à </text:span><text:span text:style-name="Strong_20_Emphasis"><text:span text:style-name="T27">améliorer </text:span></text:span><text:span text:style-name="T26">son efficacité. Pour la mettre en œuvre, il est impératif de surveiller le parc informatique en contrôlant les anti-virus et pare-feu, de </text:span><text:span text:style-name="Strong_20_Emphasis"><text:span text:style-name="T27">mettre à jour </text:span></text:span><text:span text:style-name="T26">les logiciels, de </text:span><text:span text:style-name="Strong_20_Emphasis"><text:span text:style-name="T27">nettoyer </text:span></text:span><text:span text:style-name="T26">les ordinateurs et de connaître l’</text:span><text:span text:style-name="Strong_20_Emphasis"><text:span text:style-name="T27">espace disponible </text:span></text:span><text:span text:style-name="T26">sur les </text:span><text:span text:style-name="T30">serveurs </text:span><text:span text:style-name="T26">et les postes de travail.</text:span></text:p>
      <text:p text:style-name="P73">Les opérations de maintenance préventive peuvent être effectuées à des <text:span text:style-name="T2">intervalles prédéterminés</text:span>.</text:p>
      <text:h text:style-name="P10" text:outline-level="2">La maintenance informatique corrective</text:h>
      <text:p text:style-name="P72"><text:span text:style-name="T26">La maintenance corrective a pour mission de </text:span><text:span text:style-name="Strong_20_Emphasis"><text:span text:style-name="T27">remettre en état </text:span></text:span><text:span text:style-name="T26">un logiciel ou un équipement afin qu’il soit capable de remplir sa fonction. Les opérations de maintenance corrective sont donc </text:span><text:span text:style-name="Strong_20_Emphasis"><text:span text:style-name="T27">ponctuelles</text:span></text:span><text:span text:style-name="T26">.</text:span></text:p>
      <text:p text:style-name="P72"><text:span text:style-name="T26">Selon le problème rencontré, la maintenance corrective peut être </text:span><text:span text:style-name="Strong_20_Emphasis"><text:span text:style-name="T27">palliative </text:span></text:span><text:span text:style-name="T26">ou </text:span><text:span text:style-name="Strong_20_Emphasis"><text:span text:style-name="T27">curative </text:span></text:span><text:span text:style-name="T26">: dans le premier cas, le prestataire de maintenance effectue un </text:span><text:span text:style-name="Strong_20_Emphasis"><text:span text:style-name="T27">dépannage provisoire </text:span></text:span><text:span text:style-name="T26">de l’équipement afin de perturber le moins possible l’activité de l’entreprise. Cette solution est </text:span><text:span text:style-name="Strong_20_Emphasis"><text:span text:style-name="T27">fragile</text:span></text:span><text:span text:style-name="T26">, et débouche ensuite sur la maintenance curative, qui consiste à </text:span><text:span text:style-name="Strong_20_Emphasis"><text:span text:style-name="T27">réparer l’avarie </text:span></text:span><text:span text:style-name="T26">et à remettre le système informatique dans son </text:span><text:span text:style-name="Strong_20_Emphasis"><text:span text:style-name="T27">état initial</text:span></text:span><text:span text:style-name="T26">.</text:span></text:p>
      <text:h text:style-name="P11" text:outline-level="2"><text:span text:style-name="T89">La maintenance informatique évolutive</text:span></text:h>
      <text:p text:style-name="P72"><text:span text:style-name="T26">La maintenance évolutive est résolument </text:span><text:span text:style-name="Strong_20_Emphasis"><text:span text:style-name="T27">tournée vers l’avenir </text:span></text:span><text:span text:style-name="T26">: elle vise à faire évoluer le système informatique avec les </text:span><text:span text:style-name="Strong_20_Emphasis"><text:span text:style-name="T27">avancées technologiques et logicielles</text:span></text:span><text:span text:style-name="T26">, afin d’</text:span><text:span text:style-name="T28">améliorer ses performances</text:span><text:span text:style-name="T26"> ou proposer de </text:span><text:span text:style-name="Strong_20_Emphasis"><text:span text:style-name="T27">nouvelles fonctionnalités </text:span></text:span><text:span text:style-name="T26">aux utilisateurs.</text:span></text:p>
      <text:p text:style-name="P72"><text:span text:style-name="T26">On parle donc de maintenance évolutive quand on met en place de nouveaux équipements, ou lorsque l’on met à jour des logiciels qui amélioreront les performances du système. Parfois, il est nécessaire de procéder à une </text:span><text:span text:style-name="Strong_20_Emphasis"><text:span text:style-name="T27">remise à niveau</text:span></text:span><text:span text:style-name="Strong_20_Emphasis"><text:span text:style-name="T26"> </text:span></text:span><text:span text:style-name="Strong_20_Emphasis"><text:span text:style-name="T27">complète </text:span></text:span><text:span text:style-name="T26">du système informatique pour le faire évoluer.</text:span></text:p>
      <text:p text:style-name="P73"><text:span text:style-name="T11">La combinaison de ces trois volets de maintenance informatique est le moyen le plus sûr d’assurer la continuité du système informatique de l’entreprise et de le préparer à l’avenir.</text:span></text:p>
      <text:p text:style-name="P20">- Former des utilisateurs et apporter un soutien technique :</text:p>
      <text:p text:style-name="P20"><text:soft-page-break/><text:span text:style-name="T3">Il est parfois amené à leur apporter un soutien technique ou à les former à l'application (</text:span><text:span text:style-name="T12">d</text:span><text:span text:style-name="T3">éfinir les objectifs de formation, </text:span><text:span text:style-name="T12">é</text:span><text:span text:style-name="T3">valuer les besoins des utilisateurs finaux, </text:span><text:span text:style-name="T12">informer </text:span><text:span text:style-name="T3">sur support inf</text:span><text:span text:style-name="T12">ormatique</text:span><text:span text:style-name="T3"> ou papier, </text:span><text:span text:style-name="T12">effectuer une</text:span><text:span text:style-name="T3"> démo</text:span><text:span text:style-name="T12">nstration</text:span><text:span text:style-name="T3">). En l'absence de technicien de maintenance en informatique, il peut assurer lui-même le suivi de son produit. Par exemple, lorsqu'il construit un programme spécifique pour une demande précise, il pourra le mettre à jour afin de le faire évolue</text:span><text:span text:style-name="T12">r.</text:span></text:p>
      <text:p text:style-name="P17"><text:span text:style-name="T99">- Eventuellement : réaliser des notices techniques et guides d’installation :</text:span></text:p>
      <text:p text:style-name="P21"><text:span text:style-name="T100">Réaliser un notice technique consiste à rendre le code lisible compréhensible et maintenable par tous les développeurs qui devront intervenir. </text:span><text:span text:style-name="T101">Il faut donc </text:span><text:span text:style-name="T102">énoncer</text:span><text:span text:style-name="T101"> clairement le fonctionnement du code et comment est structurée l’architecture de l’application.</text:span></text:p>
      <text:p text:style-name="P21"/>
      <text:p text:style-name="P22"><text:span text:style-name="T69">Réaliser le guide d’installation consiste à écrire de manière clair</text:span><text:span text:style-name="T70">e</text:span><text:span text:style-name="T69"> à l’utilisateur. </text:span><text:span text:style-name="T71">Expliquer en pas-à-pas l’installation </text:span><text:span text:style-name="T72">de manière à ce que </text:span><text:span text:style-name="T70">la compréhension et l’accès</text:span><text:span text:style-name="T72"> soi</text:span><text:span text:style-name="T70">en</text:span><text:span text:style-name="T72">t facile</text:span><text:span text:style-name="T70">s</text:span><text:span text:style-name="T72"> </text:span><text:span text:style-name="T70">(</text:span><text:span text:style-name="T72">inclure les captures d’écran,</text:span><text:span text:style-name="T71"> </text:span><text:span text:style-name="T70">e</text:span><text:span text:style-name="T72">t inclure une table des matières.</text:span></text:p>
      <text:p text:style-name="P22"><text:span text:style-name="T72"/></text:p>
      <text:h text:style-name="Heading_20_2" text:outline-level="2"><text:span text:style-name="T63"/></text:h>
      <text:h text:style-name="P13" text:outline-level="2"><text:span text:style-name="T63">Le </text:span>Développeur Front End, quelles sont ses missions <text:span text:style-name="T79">et compétences</text:span>?</text:h>
      <text:p text:style-name="Text_20_body">Le développeur front end programme la partie visible, l’interface utilisateur d’une app ou d’un site web à l’inverse du développeur back-end qui travaille dans l’ombre.<text:line-break/><text:line-break/>Son métier ressemble à celui d’un intégrateur web, mais il a un rôle plus important dans la création d’une solution web grâce à ses nombreuses compétences en développement. C’est pourquoi on parle aussi de développeur intégrateur web.<text:line-break/><text:line-break/>Il contribue largement à ce que l’utilisateur ait une navigation fluide et agréable via une interface ergonomique dont il a la responsabilité du développement.</text:p>
      <text:h text:style-name="P1" text:outline-level="3">Ses <text:span text:style-name="T56">missions</text:span> principales :</text:h>
      <text:p text:style-name="P4">Grâce à sa connaissance des langages de développement web<text:span text:style-name="T34">,</text:span> le dev front <text:span text:style-name="T43">crée des pages web en suivant les maquettes</text:span> d’un graphiste ou webdesigner.<text:line-break/></text:p>
      <text:p text:style-name="P2">Niveau connaissances, trois technologies principales sont à la base du front-end :</text:p>
      <text:p text:style-name="P2"/>
      <text:list xml:id="list157541970" text:style-name="L1">
        <text:list-item>
          <text:p text:style-name="P38">Le HTML <text:span text:style-name="T36">(</text:span><text:span text:style-name="T39">pour le </text:span><text:span text:style-name="T35">balisage) </text:span>qui permet d’incorporer tous les éléments (textes, images etc..) dans une page.</text:p>
        </text:list-item>
      </text:list>
      <text:list xml:id="list207669876" text:style-name="L2">
        <text:list-item>
          <text:p text:style-name="P39">Le CSS <text:span text:style-name="T35">(</text:span><text:span text:style-name="T39">pour la </text:span><text:span text:style-name="T35">décoration) </text:span>lui sert à modifier l’aspect de ces éléments (couleur, taille) et leur position.</text:p>
        </text:list-item>
      </text:list>
      <text:list xml:id="list1525499020" text:style-name="L3">
        <text:list-item>
          <text:p text:style-name="P23">Le Javascript <text:span text:style-name="T35">(</text:span><text:span text:style-name="T38">pour que le site soit dynamique et </text:span><text:span text:style-name="T35"><text:s/></text:span><text:span text:style-name="T37">interactif</text:span><text:span text:style-name="T35">) </text:span>enfin est nécessaire pour proposer du contenu dynamique, effectuer des actions, des effets esthétiques, des menus interactifs et plus encore.</text:p>
        </text:list-item>
      </text:list>
      <text:p text:style-name="P5">Savoir utiliser certains des frameworks Javascript comme Vue.js, Angular, React, Ext.js est évidemment recommandé (voir essentiel pour prétendre à un poste de développeur front end expérimenté).<text:line-break/><text:span text:style-name="T60">Ces frameworks </text:span><text:span text:style-name="T61">sont un </text:span><text:span text:style-name="T13">cadre de travail qui permet de créer des applications web et mobiles. Un framework propose une bibliothèque de fonctionnalités dans laquelle </text:span><text:span text:style-name="T14">le</text:span><text:span text:style-name="T13">s développeurs vont pouvoir piocher en fonction de </text:span><text:span text:style-name="T14">leur</text:span><text:span text:style-name="T13">s besoins. </text:span><text:span text:style-name="T14">E</text:span><text:span text:style-name="T13">n développement, l’utilisation d’un framework permet donc de gagner du temps </text:span><text:span text:style-name="T14">et est comparable à une boîte à outils.</text:span></text:p>
      <text:p text:style-name="P24"/>
      <text:p text:style-name="P6"><text:span text:style-name="T4">Il doit </text:span><text:span text:style-name="T5">s’assurer que le site soit responsive</text:span><text:span text:style-name="T4">, c’est à dire capable de s’adapter à tout type de supports afin de proposer une expérience qualitative et uniforme sur tous les navigateurs web et téléphones du marché qui ont des résolutions et tailles d’écran différentes</text:span><text:span text:style-name="T7"> </text:span><text:span text:style-name="T6">(s’adapte à tout les écrans)</text:span><text:span text:style-name="T4">.</text:span><text:line-break/><text:line-break/><text:span text:style-name="T4">L’objectif principal est de </text:span><text:span text:style-name="T5">rendre, ou de maintenir, le site fonctionnel</text:span><text:span text:style-name="T4">, intuitif et rapide tout en respectant les normes W3C. </text:span><text:span text:style-name="T8">Il faut utiliser u</text:span><text:span text:style-name="T4">n code de qualité et des tests pré-production rigoureux.</text:span><text:line-break/><text:line-break/><text:soft-page-break/><text:span text:style-name="T4">Aussi, le développeur front doit intégrer différentes balises dans son code afin de le rendre SEO-friendly </text:span><text:span text:style-name="T9">(Search Engine Optimization)</text:span><text:span text:style-name="T4">, pour mieux référencer le site et amener du trafic.</text:span><text:line-break/><text:line-break/><text:span text:style-name="T4">Enfin, </text:span><text:span text:style-name="T5">une veille technologique permanente</text:span><text:span text:style-name="T4"> est indispensable </text:span><text:span text:style-name="T5">afin de rester à jour</text:span><text:span text:style-name="T4"> par rapport aux multitudes d’innovations du secteur</text:span><text:span text:style-name="T5"> et de maîtriser les solutions les plus efficaces</text:span><text:span text:style-name="T4"> du marché</text:span></text:p>
      <text:h text:style-name="Heading_20_2" text:outline-level="2">Quels sont les principaux interlocuteurs du Développeur Front End ?</text:h>
      <text:p text:style-name="Text_20_body">Le développeur front-end a comme principal collaborateur le ou les développeur(s) back-end. C’est ensemble qu’ils vont pouvoir développer la quasi-totalité du site ou de la solution web.<text:line-break/><text:line-break/>En parallèle, le dev front end pourra être en contact avec un :</text:p>
      <text:list xml:id="list782140035" text:style-name="L4">
        <text:list-item>
          <text:p text:style-name="P40">UX <text:span text:style-name="T15">(user eXperience) </text:span><text:span text:style-name="T67">et/ou UI </text:span><text:span text:style-name="T15">(user </text:span><text:span text:style-name="T16">I</text:span><text:span text:style-name="T15">nterface) </text:span><text:span text:style-name="T67">Designer</text:span></text:p>
        </text:list-item>
      </text:list>
      <text:list xml:id="list752173733" text:style-name="L5">
        <text:list-item>
          <text:p text:style-name="P41">Webdesigner</text:p>
        </text:list-item>
      </text:list>
      <text:list xml:id="list1141963876" text:style-name="L6">
        <text:list-item>
          <text:p text:style-name="P42">Intégrateur <text:span text:style-name="T58">(</text:span><text:span text:style-name="T66">assemble différents éléments : texte, images, sons, vidéos, animations ; pour construire le site)</text:span></text:p>
        </text:list-item>
      </text:list>
      <text:list xml:id="list2857306540" text:style-name="L7">
        <text:list-item>
          <text:p text:style-name="P43">Lead developer <text:span text:style-name="T42">(dirige l’équipe </text:span><text:span text:style-name="T59">de Développeurs</text:span><text:span text:style-name="T42">)</text:span></text:p>
        </text:list-item>
      </text:list>
      <text:list xml:id="list1169590522" text:style-name="L8">
        <text:list-item>
          <text:p text:style-name="P44">Scrum master <text:span text:style-name="T42">(coach qui organise et planifie le travail, fait le suivi, veille à la bonne application de la méthode)</text:span></text:p>
        </text:list-item>
      </text:list>
      <text:list xml:id="list4014665014" text:style-name="L9">
        <text:list-item>
          <text:p text:style-name="P45">Chef de projet ou Product Owner <text:span text:style-name="T52">(garantit que le projet correspond aux attentes des clients)</text:span></text:p>
        </text:list-item>
      </text:list>
      <text:list xml:id="list4105262143" text:style-name="L10">
        <text:list-item>
          <text:p text:style-name="P26">CTO <text:span text:style-name="T52">(</text:span><text:span text:style-name="T90">Chief Technology Officer</text:span><text:span text:style-name="T52">; il enrichi</text:span><text:span text:style-name="T73">t</text:span><text:span text:style-name="T52"> et développe les activités de l’entreprise)</text:span></text:p>
        </text:list-item>
      </text:list>
      <text:h text:style-name="Heading_20_2" text:outline-level="2">Quelles sont les <text:span text:style-name="T43">qualités</text:span> requises pour être Développeur Front End ?</text:h>
      <text:p text:style-name="Text_20_body"><text:span text:style-name="T43">Rigueur, pragmatisme et organisation,</text:span><text:span text:style-name="T44"> créati</text:span><text:span text:style-name="T46">vité,</text:span><text:span text:style-name="T53"> </text:span><text:s/>sont des qualités primordiales pour tout développeur.<text:line-break/><text:line-break/>La <text:span text:style-name="T43">curiosité</text:span> et la passion pour la <text:span text:style-name="T43">discipline</text:span> sont particulièrement importantes dans le front-end afin de s’adapter aux évolutions technologiques constantes en s’informant constamment.<text:line-break/><text:line-break/>Un esprit <text:span text:style-name="T43">créatif</text:span> et de l’intérêt pour les éléments visuels permettront au dev front-end d'être <text:span text:style-name="T43">autonome</text:span> sur certaines décisions de retouche et d’ajustement qui plus est s’il maîtrise un logiciel de PAO <text:span text:style-name="T65">(Publication Assistée par Ordinateur)</text:span> comme Photoshop.<text:line-break/><text:line-break/>Aussi, une bonne connaissance des différents navigateurs et des normes W3C est primordiale pour réaliser un site responsive. Des bases en PHP, SQL et certains CMS <text:span text:style-name="T78">(Content Management System) </text:span>comme WordPress <text:span text:style-name="T78">(outil de création de sites) </text:span>sont indéniablement un plus.</text:p>
      <text:h text:style-name="Heading_20_2" text:outline-level="2"><text:soft-page-break/></text:h>
      <text:h text:style-name="Heading_20_2" text:outline-level="2"/>
      <text:p text:style-name="Standard"/>
      <text:h text:style-name="Heading_20_2" text:outline-level="2"/>
      <text:h text:style-name="P13" text:outline-level="2"><text:span text:style-name="T79">Le D</text:span>éveloppeur <text:span text:style-name="T43">Backend</text:span>, quelles sont ses <text:span text:style-name="T43">missions</text:span> <text:span text:style-name="T79">et compétences</text:span>?</text:h>
      <text:p text:style-name="Text_20_body">Le développeur back-end programme <text:span text:style-name="T43">la partie cachée</text:span> d’une solution web,<text:span text:style-name="T43"> le côté serveur</text:span>, administrateur d’une app ou d’un site web, contrairement au développeur front-end qui s’occupe de la partie visible.<text:line-break/></text:p>
      <text:h text:style-name="P1" text:outline-level="3">Les missions <text:span text:style-name="T77">principales </text:span>du développeur back-end :</text:h>
      <text:p text:style-name="Text_20_body">Selon le contexte, le développeur back-end peut avoir un rôle plus ou moins large. Il peut aussi bien être un exécutant (avec un rôle « simple » de codeur), qu’un décisionnaire dans les choix techniques.<text:line-break/>Dans ce dernier cas, et sans la présence d’un Architecte au sein de l’équipe technique, il peut <text:span text:style-name="T43">réfléchir à l’architecture</text:span> qu'il va utiliser ou améliorer. En fonction du budget, du temps imparti pour sa mission, des besoins et des attentes de son employeur, il <text:span text:style-name="T43">mettra en place un environnement adapté en choisissant les bonnes technologies</text:span> (SGBD <text:span text:style-name="T35">[système de gestion de base de données]</text:span>, Framework<text:span text:style-name="T33">s</text:span><text:span text:style-name="T35"> [cadre]</text:span>, Versioning<text:span text:style-name="T34"> </text:span><text:span text:style-name="T35">[gestion des versions]</text:span> etc.)<text:line-break/><text:line-break/>Le développement back end peut donc englober la mise en place, la configuration et le maintien de plusieurs composantes essentielles d’un projet web :</text:p>
      <text:list xml:id="list2659447780" text:style-name="L11">
        <text:list-item>
          <text:p text:style-name="P46">Le serveur, où sera hébergé le site internet qui doit tourner 24h/24. Il est souvent géré par un administrateur système (sysadmin) ou un DevOps.</text:p>
        </text:list-item>
      </text:list>
      <text:list xml:id="list2825300175" text:style-name="L12">
        <text:list-item>
          <text:p text:style-name="P47">La base de données, ou toutes les informations seront stockées comme par exemple le login, le mot de passe ou le panier d’un utilisateur.</text:p>
        </text:list-item>
      </text:list>
      <text:list xml:id="list3045342892" text:style-name="L13">
        <text:list-item>
          <text:p text:style-name="P48">L’application, c’est à dire le site internet dans sa globalité et la logique qui permet aux différentes pages, au serveur et à la base de données d’interagir.</text:p>
        </text:list-item>
      </text:list>
      <text:list xml:id="list2380038144" text:style-name="L14">
        <text:list-item>
          <text:p text:style-name="P28">Le back-office dans certains cas, une interface interne utilisée par d’autres collaborateurs afin qu’ils puissent intégrer du contenu comme du texte facilement.</text:p>
        </text:list-item>
      </text:list>
      <text:p text:style-name="P3">D’un point de vue techno : outre maîtriser un outil de gestion de projet comme github ou gitlab, le développement back-end demande des compétences techniques minimum :</text:p>
      <text:list xml:id="list4222296326" text:style-name="L15">
        <text:list-item>
          <text:p text:style-name="P49">SQL qui permet de rechercher, d’ajouter, de modifier ou de supprimer des éléments dans une base de données.<text:span text:style-name="T54">(gérer une base de données)</text:span></text:p>
        </text:list-item>
      </text:list>
      <text:list xml:id="list1267156018" text:style-name="L16">
        <text:list-item>
          <text:p text:style-name="P29">C#, Java, Python, PHP, Ruby, JS (Node.js) qui sont des l<text:span text:style-name="T43">angages principaux pour le back-end.</text:span></text:p>
        </text:list-item>
      </text:list>
      <text:p text:style-name="P7">Chacun des langages back-end a ses avantages et spécificités. En maîtriser un maximum est évidemment un plus mais c’est la connaissance approfondie de l’un d’entre eux qui est importante. Dans la majorité des cas, un développeur backend a donc un langage de prédilection sur lequel il travaille exclusivement (ou presque).<text:line-break/><text:line-break/>En complément, il est essentiel de <text:span text:style-name="T55">connaître ou plusieurs frameworks propres à chacun de ces langages afin de rendre le code plus clair, plus rapide à écrire, plus facilement modifiable et </text:span><text:soft-page-break/><text:span text:style-name="T55">maintenable en équipe </text:span><text:span text:style-name="T45">(rendre le code clair, rapide à écrire facile à modifier et à maintenir en équipe)</text:span>. Il s’agit notamment de :</text:p>
      <text:list xml:id="list401868250" text:style-name="L17">
        <text:list-item>
          <text:p text:style-name="P50">Pour PHP : Symfony, Laravel, CakePHP</text:p>
        </text:list-item>
      </text:list>
      <text:list xml:id="list2949322126" text:style-name="L18">
        <text:list-item>
          <text:p text:style-name="P51">Pour Java : Spring, Hibernate, Maven, Struts</text:p>
        </text:list-item>
      </text:list>
      <text:list xml:id="list3282162088" text:style-name="L19">
        <text:list-item>
          <text:p text:style-name="P52">Pour Ruby : Ruby on Rails</text:p>
        </text:list-item>
      </text:list>
      <text:list xml:id="list3003297446" text:style-name="L20">
        <text:list-item>
          <text:p text:style-name="P53">Pour Python : Django, Pyramid, Flask</text:p>
        </text:list-item>
      </text:list>
      <text:list xml:id="list2549061874" text:style-name="L21">
        <text:list-item>
          <text:p text:style-name="P30">Pour JavaScript : Node.js</text:p>
        </text:list-item>
      </text:list>
      <text:h text:style-name="Heading_20_2" text:outline-level="2">Quels sont les <text:span text:style-name="T56">principaux interlocuteurs du développeur Back </text:span>?</text:h>
      <text:p text:style-name="Text_20_body">Le développeur back-end collabore non seulement avec <text:span text:style-name="T43">d’autres personnes au même poste</text:span>, mais évidemment avec un <text:span text:style-name="T43">ou plusieurs développeurs front-end</text:span> (<text:span text:style-name="T43">ou fullstack</text:span>). C’est avec ces derniers qu’une grande partie du développement est effectué.<text:line-break/><text:line-break/>Le développeur back-end travaille aussi avec d’autres professionnels :</text:p>
      <text:list xml:id="list1014456100" text:style-name="L22">
        <text:list-item>
          <text:p text:style-name="P70"><text:span text:style-name="T43">Architecte technique </text:span><text:span text:style-name="T68">(</text:span><text:span text:style-name="T13">élimine les dysfonctionnements potentiels et optimise </text:span><text:span text:style-name="T25">les performances des systèmes informatiques)</text:span></text:p>
        </text:list-item>
      </text:list>
      <text:list xml:id="list1391623141" text:style-name="L23">
        <text:list-item>
          <text:p text:style-name="P68"><text:span text:style-name="T43">CTO </text:span><text:span text:style-name="T47">(C</text:span><text:span text:style-name="T43">hief </text:span><text:span text:style-name="T47">T</text:span><text:span text:style-name="T43">echn</text:span><text:span text:style-name="T50">ology</text:span><text:span text:style-name="T43"> </text:span><text:span text:style-name="T47">O</text:span><text:span text:style-name="T43">fficer</text:span><text:span text:style-name="T47">)</text:span></text:p>
        </text:list-item>
      </text:list>
      <text:list xml:id="list1009546366" text:style-name="L24">
        <text:list-item>
          <text:p text:style-name="P69"><text:span text:style-name="T43">Lead d</text:span><text:span text:style-name="T47">e</text:span><text:span text:style-name="T43">veloper</text:span></text:p>
        </text:list-item>
      </text:list>
      <text:list xml:id="list2779055818" text:style-name="L25">
        <text:list-item>
          <text:p text:style-name="P54">Engineering Manager <text:span text:style-name="T54">(s’assure de la cohérence du projet)</text:span></text:p>
        </text:list-item>
      </text:list>
      <text:list xml:id="list16593414" text:style-name="L26">
        <text:list-item>
          <text:p text:style-name="P71"><text:span text:style-name="T43">Administrateur système </text:span><text:span text:style-name="T49">(Responsable des serveurs d’une organisation)</text:span><text:span text:style-name="T43"> ou Devops </text:span><text:span text:style-name="T48">(</text:span><text:span text:style-name="T49">qui </text:span><text:span text:style-name="T19">crée, déploi</text:span><text:span text:style-name="T23">t</text:span><text:span text:style-name="T19"> et exploite les nouvelles applications au sein de son entreprise</text:span><text:span text:style-name="T22">)</text:span></text:p>
        </text:list-item>
      </text:list>
      <text:list xml:id="list1331971400" text:style-name="L27">
        <text:list-header>
          <text:p text:style-name="P31"/>
        </text:list-header>
      </text:list>
      <text:h text:style-name="Heading_20_2" text:outline-level="2">Quelles sont les <text:span text:style-name="T43">qualités</text:span> requises pour être développeur Back-End ?</text:h>
      <text:p text:style-name="Text_20_body"><text:span text:style-name="T92">Organisation</text:span>, rigueur, pragmatisme et travail d'équipe sont les premières clés de réussite pour un développeur back-end.<text:line-break/><text:line-break/>Aussi, se renseigner constamment sur les évolutions technologiques du domaine afin de <text:span text:style-name="T43">rester à jour</text:span> demande un <text:span text:style-name="T51">b</text:span><text:span text:style-name="T43">on niveau en anglais</text:span>, de la passion et de la <text:span text:style-name="T43">curiosité</text:span>.<text:line-break/><text:line-break/>Le Développeur Back-End doit également être capable d’émettre des suggestions et solutions, en particulier s’il est au sein d’une structure où il est le plus compétent dans ce domaine d’activité. Bien souvent le Développeur Back-End peut faire face à des exigences déraisonnables de ses supérieurs, qui eux n’ont aucune conscience des risques ou de la faisabilité, cohérence de leur demande.</text:p>
      <text:p text:style-name="Text_20_body">Le Développeur Back-End doit donc pouvoir argumenter face à ce genre de situation et conseiller son équipe où ses supérieurs.</text:p>
      <text:p text:style-name="Text_20_body"><text:soft-page-break/>Dans le cas où le Développeur Back-End choisi<text:span text:style-name="T91">t</text:span> ou doit adapter une solution déjà existante de type Framework ou CMS (Content Management System), il est immédiatement dans une phase d’analyse et de préconisation. On attend de lui qu’il réponde aux besoins tout en évitant la refonte du site. En effet, une refonte de site est plus coûteuse et prend généralement plus de temps (selon ses modules, ses options, son contenu et son graphisme). Préconiser et mettre en œuvre des solutions techniques sont les objectifs du Développeur Back-End.</text:p>
      <text:h text:style-name="Heading_20_2" text:outline-level="2"/>
      <text:h text:style-name="P13" text:outline-level="2">Qu’est-ce qu’un Développeur <text:span text:style-name="T43">Full Stack</text:span>, quelles sont ses <text:span text:style-name="T43">missions</text:span> ?</text:h>
      <text:p text:style-name="Text_20_body">Le développeur full stack est un développeur <text:span text:style-name="T51">t</text:span><text:span text:style-name="T43">ouche-à-tout et complet</text:span>, qui t<text:span text:style-name="T43">ravaille à la fois côté Backend et Frontend</text:span>.<text:line-break/>Par définition, être « full stack » signifie travailler sur « toute la stack ». Par extension, on peut dire que le développeur fullstack réalise ce que plusieurs développeurs front-end et back-end font en équipe.<text:line-break/>Ses connaissances vis-à-vis de l’ensemble des couches de la stack technique, de la pile de technologie d’un projet, lui <text:span text:style-name="T43">permettent de créer un site ou une app de A à Z.</text:span></text:p>
      <text:p text:style-name="P37"><text:span text:style-name="T43">C’est pourquoi il peut aussi bien travailler sur de l'intégration de contenu que sur des problématiques backend poussées.</text:span></text:p>
      <text:h text:style-name="P1" text:outline-level="3">Ses missions principales :</text:h>
      <text:p text:style-name="Text_20_body">En fonctions des besoins de son entreprise ou de ses clients, le dev full-stack peut être amené à <text:span text:style-name="T51">tr</text:span><text:span text:style-name="T43">availler sur n'importe quelle facette d’un site, logiciel ou d’une appli</text:span> et concevoir ou configurer principalement les aspects :</text:p>
      <text:list xml:id="list915480916" text:style-name="L28">
        <text:list-item>
          <text:p text:style-name="P55"><text:span text:style-name="T43">Front-end </text:span>: HTML, CSS, JavaScript (notamment avec un framework de type angular, react, vue.js…)</text:p>
        </text:list-item>
      </text:list>
      <text:list xml:id="list186023557" text:style-name="L29">
        <text:list-item>
          <text:p text:style-name="P56"><text:span text:style-name="T43">Back-end</text:span>, base de données, API (Python, Ruby, PHP, C#, Java…)</text:p>
        </text:list-item>
      </text:list>
      <text:list xml:id="list3636591707" text:style-name="L30">
        <text:list-item>
          <text:p text:style-name="P32">Architecture et infrastructure, choix des outils, technos, logiciels, systèmes d’exploitation etc.</text:p>
          <text:p text:style-name="P32"><text:s/><text:line-break/><text:line-break/>Malgré la diversité des missions sur lesquelles il intervient d’un projet à un autre, le dev full-stack doit être capable de s’adapter et de travailler en relative autonomie.<text:line-break/><text:line-break/>A noter : le rôle d’un développeur fullstack et les missions qui lui sont confiées sont souvent différentes d’un poste à l’autre. L’intitulé de poste « développeur fullstack » regroupe de nombreuses compétences potentielles, plus ou moins essentielles et mises en pratique selon les postes.</text:p>
        </text:list-item>
      </text:list>
      <text:h text:style-name="Heading_20_2" text:outline-level="2">Quels sont les principaux interlocuteurs du Développeur Full Stack ?</text:h>
      <text:p text:style-name="Text_20_body">Bien que très autonome, un dev full stack doit savoir travailler en équipe. En fonction de la taille de l’entreprise et de l’équipe, il collabore généralement avec les interlocuteurs suivants :</text:p>
      <text:list xml:id="list2811086101" text:style-name="L31">
        <text:list-item>
          <text:p text:style-name="P57">Lead developer, développeur frontend ou développeur back-end</text:p>
        </text:list-item>
      </text:list>
      <text:list xml:id="list4287180845" text:style-name="L32">
        <text:list-item>
          <text:p text:style-name="P58">Chef de projet ou Product Owner</text:p>
        </text:list-item>
      </text:list>
      <text:list xml:id="list3965191913" text:style-name="L33">
        <text:list-item>
          <text:p text:style-name="P59">Webdesigner</text:p>
        </text:list-item>
      </text:list>
      <text:list xml:id="list2560444239" text:style-name="L34">
        <text:list-item>
          <text:p text:style-name="P60">CTO</text:p>
        </text:list-item>
      </text:list>
      <text:list xml:id="list1063589179" text:style-name="L35">
        <text:list-item>
          <text:p text:style-name="P61"><text:soft-page-break/>Rédacteur ou intégrateur web</text:p>
        </text:list-item>
      </text:list>
      <text:list xml:id="list3166969444" text:style-name="L36">
        <text:list-item>
          <text:p text:style-name="P62">Référenceur SEO <text:span text:style-name="T57">(référenceur du site web)</text:span></text:p>
        </text:list-item>
      </text:list>
      <text:list xml:id="list1593833376" text:style-name="L37">
        <text:list-item>
          <text:p text:style-name="P33">DevOps <text:span text:style-name="T57">(administrateur système)</text:span></text:p>
        </text:list-item>
      </text:list>
      <text:h text:style-name="Heading_20_2" text:outline-level="2">Quelles sont les c<text:span text:style-name="T43">ompétences et qualités </text:span>requises en développement Full Stack ?</text:h>
      <text:p text:style-name="Text_20_body">En raison des nombreuses composantes interdépendantes d’un projet digital, être full stack demande une très bonne organisation, un pragmatisme et une rigueur à toute épreuve.<text:line-break/><text:line-break/>Les technologies et langages principaux à maîtriser sont :</text:p>
      <text:list xml:id="list2879626542" text:style-name="L38">
        <text:list-item>
          <text:p text:style-name="P63"><text:span text:style-name="T43">JavaScript</text:span> et un (ou plusieurs) frameworks Js : Angular, Ext.js, Ember.js, Vue.js, React.js…</text:p>
        </text:list-item>
      </text:list>
      <text:list xml:id="list2340158573" text:style-name="L39">
        <text:list-item>
          <text:p text:style-name="P64">Le pack web classique (<text:span text:style-name="T43">HTML, CSS</text:span>)​</text:p>
        </text:list-item>
      </text:list>
      <text:list xml:id="list3374960383" text:style-name="L40">
        <text:list-item>
          <text:p text:style-name="P65">​Un ou <text:span text:style-name="T43">plusieurs langages de développement back-end</text:span> : Java, Python, PHP, Go, C#, Ruby…)</text:p>
        </text:list-item>
      </text:list>
      <text:list xml:id="list1691334593" text:style-name="L41">
        <text:list-item>
          <text:p text:style-name="P66">​<text:span text:style-name="T43">Certains frameworks associés aux langages de développement </text:span>tels que Symfony ou Laravel <text:span text:style-name="T43">pour PHP, </text:span>Spring ou Hibernate pour <text:span text:style-name="T43">Java</text:span>, Django ou Flask pour <text:span text:style-name="T43">Python</text:span> etc.</text:p>
        </text:list-item>
      </text:list>
      <text:list xml:id="list2015850701" text:style-name="L42">
        <text:list-item>
          <text:p text:style-name="P67">​<text:span text:style-name="T43">Un système de gestion des bases de données</text:span> : MySQL, Oracle, PostgreSQL, MongoDB…</text:p>
        </text:list-item>
      </text:list>
      <text:list xml:id="list3722963217" text:style-name="L43">
        <text:list-item>
          <text:p text:style-name="P34">​<text:span text:style-name="T43">Un outil de gestion de projet en équipe comme github </text:span>ou gitlab</text:p>
        </text:list-item>
      </text:list>
      <text:p text:style-name="Text_20_body">Afin de répondre au mieux aux besoins du client ou de l'employeur, une <text:span text:style-name="T43">veille technologique permanente</text:span> est primordiale : dernières évolutions, changements, nouveaux outils.</text:p>
      <text:p text:style-name="Text_20_body"/>
      <text:p text:style-name="Text_20_body"/>
      <text:h text:style-name="P9" text:outline-level="2"/>
      <text:h text:style-name="P14" text:outline-level="2">Quelles études ou formations pour devenir Développeur <text:span text:style-name="T64">Informatique</text:span> ?</text:h>
      <text:p text:style-name="P36">Il y a plusieurs façons d'accéder à des postes de développeur.<text:line-break/></text:p>
      <text:p text:style-name="P36"><text:span text:style-name="T74">La </text:span><text:span text:style-name="T75">Formation Initiale</text:span><text:span text:style-name="T74"> :</text:span><text:line-break/>Après un bac pro général ou informatique, beaucoup commencent par un DUT ou un BTS informatique et enchaînent avec un diplôme de second cycle dans une école d'ingénieur, d’informatique ou à l'université. <text:line-break/>Une multitude d’écoles spécialisées dans le numérique telles que Epitech, HETIC ou Supdeweb proposent des formations spécifiques plus ou moins longues. Idéal notamment pour une reconversion ou dans la continuité d’un parcours initial (web designer par exemple). <text:line-break/></text:p>
      <text:p text:style-name="P36"><text:span text:style-name="T74">La </text:span><text:span text:style-name="T75">Formation Continue</text:span><text:span text:style-name="T74"> :</text:span></text:p>
      <text:p text:style-name="P36"><text:span text:style-name="T20">L</text:span><text:span text:style-name="T21">a formation continue s'adresse aux salariés, demandeurs d'emploi, entrepreneurs ou jeunes diplômés souhaitant développer un savoir-faire spécifique ou des compétences</text:span><text:span text:style-name="T40">. </text:span><text:span text:style-name="T85">La formation continue présente de nombreux avantages : Accroître ses chances de progression professionnelle, Monter en compétences, Permettre une réorientation ou reconversion professionnelle, S’adapter aux évolutions d’un métier et/ou d’un secteur (émergences de nouvelles technologies…). </text:span><text:span text:style-name="T86">Plusieurs organismes : </text:span><text:span text:style-name="T87">AFPA</text:span><text:span text:style-name="T88">, </text:span><text:span text:style-name="T87">AFCI, La M</text:span><text:span text:style-name="T88">anu, </text:span><text:span text:style-name="T87">Webforce3…</text:span></text:p>
      <text:p text:style-name="P36"/>
      <text:p text:style-name="P27">Le B<text:span text:style-name="T84">o</text:span>otcamp :</text:p>
      <text:p text:style-name="P35"><text:span text:style-name="T17">Un Bootcamp est une très bonne option </text:span><text:span text:style-name="T18">pour</text:span><text:span text:style-name="T17"> devenir </text:span><text:span text:style-name="T18">développ</text:span><text:span text:style-name="T17">eur web rapidement et efficacement. Ces formations courtes donnent des bases solides en développement web et </text:span><text:span text:style-name="T18">permettent de</text:span><text:span text:style-name="T17"> ressortir avec un niveau de développeur junior. </text:span><text:span text:style-name="T18">Elles permettent</text:span><text:span text:style-name="T17"> également </text:span><text:span text:style-name="T18">de </text:span><text:span text:style-name="T17">travailler sur un projet web, </text:span><text:span text:style-name="T18">de</text:span><text:span text:style-name="T17"> développer </text:span><text:span text:style-name="T18">se</text:span><text:span text:style-name="T17">s propres sites web ou applications mobiles. </text:span><text:span text:style-name="T32"> </text:span></text:p>
      <text:p text:style-name="P25"/>
      <text:p text:style-name="P36"><text:span text:style-name="T31">La voie autodidacte :</text:span><text:line-break/>Avec l'explosion des différentes solutions d’apprentissage via internet comme OpenClassroom, un grand nombre de jeunes développeurs sont autodidactes et travaillent sur des missions en freelance ou les diplômes importent peu ; <text:span text:style-name="T76">tout en se maintenant à jour grâce à certains sites web </text:span><text:span text:style-name="T40">(ex : udemy ou tuto.com</text:span><text:span text:style-name="T41">). </text:span><text:span text:style-name="T81">L</text:span><text:span text:style-name="T82">es programmes les plus courts comme “Le Wagon” </text:span><text:span text:style-name="T83">(formation web) </text:span><text:span text:style-name="T82">permettent en quelques mois ou semaines l'acquisition de bases essentielles.</text:span></text:p>
      <text:p text:style-name="P36"><text:line-break/>Une formation sans bac ou ne dispensant pas de diplômes d’État est donc tout à fait possible, mais les profils à bac +5 sont bien souvent plus appréciés des recruteurs.<text:line-break/><text:line-break/>Il faut cependant garder en tête que les compétences et l'expérience priment dans l’immense <text:soft-page-break/>majorité des métiers du développement informatique. Le diplôme n’est donc pas le premier critère de sélec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Verdana, Helvetica, sans-serif"/>
    <style:font-face style:name="Inter" svg:font-family="Inter, sans-serif"/>
    <style:font-face style:name="Lohit Devanagari2" svg:font-family="'Lohit Devanagari'"/>
    <style:font-face style:name="Open Sans" svg:font-family="'Open Sans'"/>
    <style:font-face style:name="Whitney" svg:font-family="Whitney, 'Helvetica Neue', Helvetica, Arial, sans-serif"/>
    <style:font-face style:name="inherit" svg:font-family="inherit"/>
    <style:font-face style:name="ui-sans-serif" svg:font-family="ui-sans-serif, system-ui, apple-system, 'Segoe UI', Roboto, Ubuntu, Cantarell, 'Noto Sans', sans-serif, BlinkMacSystemFont, 'Helvetica Neue', Arial, 'Apple Color Emoji', 'Segoe UI Emoji', 'Segoe UI Symbol', 'Noto Color Emoj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Regular" svg:font-family="'Noto Sans Regular'" style:font-family-generic="roman" style:font-pitch="variable"/>
    <style:font-face style:name="Noto Sans SemiBold" svg:font-family="'Noto Sans Semi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Noto Sans SemiBold" fo:font-family="'Noto Sans SemiBold'"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Noto Sans Black" fo:font-family="'Noto Sans Black'"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Noto Sans Regular" fo:font-family="'Noto Sans Regula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Noto Sans1" style:font-family-complex="'Noto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Noto Sans1" style:font-family-complex="'Noto Sans'" style:font-family-generic-complex="system" style:font-pitch-complex="variable" style:font-size-complex="12pt"/>
    </style:style>
    <style:style style:name="Arrière-plan" style:family="paragraph" style:default-outline-level="">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style:text-properties fo:color="#2c3e50" style:text-outline="false" style:text-line-through-style="none" style:text-line-through-type="none" style:font-name="Noto Sans SemiBold" fo:font-family="'Noto Sans SemiBold'"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2c3e50" style:text-outline="false" style:text-line-through-style="none" style:text-line-through-type="none" style:font-name="Noto Sans Regular" fo:font-family="'Noto Sans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2c3e50"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fo:line-height="150%"/>
      <style:text-properties style:use-window-font-color="true"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Noto Sans Regular" fo:font-family="'Noto Sans 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Black" fo:font-family="'Noto Sans Black'"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Noto Sans Regular" fo:font-family="'Noto Sans Regular'"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Noto Sans SemiBold" fo:font-family="'Noto Sans SemiBold'"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4pt" fo:font-style="normal" fo:text-shadow="none" style:text-underline-style="none" fo:font-weight="normal" style:letter-kerning="true" style:font-size-asian="14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style:text-outline="false" style:text-line-through-style="none" style:text-line-through-type="none" style:font-name="Noto Sans Black" fo:font-family="'Noto Sans Black'"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style:text-outline="false" style:text-line-through-style="none" style:text-line-through-type="none" style:font-name="Noto Sans Regular" fo:font-family="'Noto Sans Regular'"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Noto Sans1" style:font-family-complex="'Noto Sans'"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style:text-outline="false" style:text-line-through-style="none" style:text-line-through-type="none" style:font-name="Noto Sans Black" fo:font-family="'Noto Sans Black'" style:font-family-generic="roman"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style:text-outline="false" style:text-line-through-style="none" style:text-line-through-type="none" style:font-name="Noto Sans Regular" fo:font-family="'Noto Sans Regular'" style:font-family-generic="roman"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style:font-name="Noto Sans Black" fo:font-family="'Noto Sans Black'" style:font-family-generic="roman" style:font-pitch="variable" fo:font-size="18pt" fo:font-weight="normal" style:letter-kerning="true" style:font-name-asian="DejaVu Sans" style:font-family-asian="'DejaVu Sans'" style:font-family-generic-asian="system" style:font-pitch-asian="variable" style:font-size-asian="18pt" style:font-weight-asian="normal" style:font-name-complex="Noto Sans1" style:font-family-complex="'Noto Sans'"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Noto Sans" fo:font-family="'Noto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15:59:50.275165482</meta:creation-date>
    <dc:date>2022-03-08T16:49:06.151737230</dc:date>
    <meta:editing-duration>PT3H19M20S</meta:editing-duration>
    <meta:editing-cycles>43</meta:editing-cycles>
    <meta:generator>LibreOffice/6.4.7.2$Linux_X86_64 LibreOffice_project/40$Build-2</meta:generator>
    <meta:print-date>2022-03-08T16:36:20.910623803</meta:print-date>
    <meta:document-statistic meta:table-count="0" meta:image-count="0" meta:object-count="0" meta:page-count="12" meta:paragraph-count="108" meta:word-count="2881" meta:character-count="18745" meta:non-whitespace-character-count="15978"/>
  </office:meta>
</office:document-meta>
</file>